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24.12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3.78mm"/>
    </style:style>
    <style:style style:name="co6" style:family="table-column">
      <style:table-column-properties fo:break-before="auto" style:column-width="113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order="0.06pt solid #000000"/>
      <style:text-properties fo:color="#b2b2b2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ffcc"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fo:color="#b2b2b2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b2b2b2"/>
    </style:style>
  </office:automatic-styles>
  <office:body>
    <office:spreadsheet>
      <table:calculation-settings table:automatic-find-labels="false"/>
      <table:table table:name="DAC-ADAU1966-PassiveFilters-Bill-of-Materials-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DAC-ADAU1966-PassiveFilters Bill of Materials Release 1.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date" office:date-value="2016-01-24" calcext:value-type="date">
            <text:p>24/01/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Designation</text:p>
          </table:table-cell>
          <table:table-cell table:style-name="ce1" office:value-type="string" calcext:value-type="string">
            <text:p>Detail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303,D304,D306,D307,D308,D310</text:p>
          </table:table-cell>
          <table:table-cell table:style-name="ce2" office:value-type="string" calcext:value-type="string">
            <text:p>DIODE-SOD-1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BR1A40S1</text:p>
          </table:table-cell>
          <table:table-cell table:style-name="ce2" office:value-type="string" calcext:value-type="string">
            <text:p>Diodes Inc. SBR1A40S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308,C440,C423,C427,C420,C416,C403,C327,C323,C320,C307,C302,C315,C317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22u</text:p>
          </table:table-cell>
          <table:table-cell table:style-name="ce3" office:value-type="string" calcext:value-type="string">
            <text:p>25V X5R 20%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304,R404,R403,R310,R226,R220,R221,R225,R224,R223,R222,R219,R227,R228,R229,R230,R231,R232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0R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308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k7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204,P202,P201,P203,P206</text:p>
          </table:table-cell>
          <table:table-cell table:style-name="ce2" office:value-type="string" calcext:value-type="string">
            <text:p>CONN_DIL_2X5_BO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N_02X05</text:p>
          </table:table-cell>
          <table:table-cell table:style-name="ce2" office:value-type="string" calcext:value-type="string">
            <text:p>2x5 2.54mm box header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306,P305,P302,P301</text:p>
          </table:table-cell>
          <table:table-cell table:style-name="ce3" office:value-type="string" calcext:value-type="string">
            <text:p>MountingHole_3m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IN</text:p>
          </table:table-cell>
          <table:table-cell table:style-name="ce3" office:value-type="string" calcext:value-type="string">
            <text:p>Mounting hole only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302,D301</text:p>
          </table:table-cell>
          <table:table-cell table:style-name="ce2" office:value-type="string" calcext:value-type="string">
            <text:p>DIODE-SM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230A</text:p>
          </table:table-cell>
          <table:table-cell table:style-name="ce2" office:value-type="string" calcext:value-type="string">
            <text:p>Diodes Inc. B230A-13-F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P410,P403,P402,P401</text:p>
          </table:table-cell>
          <table:table-cell table:style-name="ce3" office:value-type="string" calcext:value-type="string">
            <text:p>CONN_SIL_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CONN_2x1</text:p>
          </table:table-cell>
          <table:table-cell table:style-name="ce3" office:value-type="string" calcext:value-type="string">
            <text:p>P401-P403 2.54mm pitch pin header (jumper), P410 can wire directly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C516,C515,C514,C513,C512,C511,C510,C509,C508,C507,C506,C505,C504,C503,C502,C501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2n7</text:p>
          </table:table-cell>
          <table:table-cell table:style-name="ce2" office:value-type="string" calcext:value-type="string">
            <text:p>50V NP0 5%</text:p>
          </table:table-cell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R562,R561,R560,R559,R558,R557,R556,R555,R554,R553,R552,R551,R550,R549,R516,R515,R514,R513,R512,R511,R510,R509,R508,R507,R506,R505,R504,R503,R564,R563,R502,R501</text:p>
          </table:table-cell>
          <table:table-cell table:style-name="ce3" office:value-type="string" calcext:value-type="string">
            <text:p>SMD-120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0" calcext:value-type="float">
            <text:p>240</text:p>
          </table:table-cell>
          <table:table-cell table:style-name="ce3" office:value-type="string" calcext:value-type="string">
            <text:p>MELF 0204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R548,R547,R546,R545,R544,R543,R542,R541,R540,R539,R538,R537,R536,R535,R596,R595,R594,R593,R592,R591,R590,R589,R588,R587,R586,R585,R584,R583,R582,R581,R534,R533</text:p>
          </table:table-cell>
          <table:table-cell table:style-name="ce2" office:value-type="string" calcext:value-type="string">
            <text:p>SMD-120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string" calcext:value-type="string">
            <text:p>MELF 0204</text:p>
          </table:table-cell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532,R531,R530,R529,R528,R527,R526,R525,R524,R523,R522,R521,R520,R519,R580,R579,R578,R577,R576,R575,R574,R573,R572,R571,R570,R569,R568,R567,R566,R565,R518,R517</text:p>
          </table:table-cell>
          <table:table-cell table:style-name="ce3" office:value-type="string" calcext:value-type="string">
            <text:p>SMD-120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100R</text:p>
          </table:table-cell>
          <table:table-cell table:style-name="ce3" office:value-type="string" calcext:value-type="string">
            <text:p>MELF 0204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R411</text:p>
          </table:table-cell>
          <table:table-cell table:style-name="ce2" office:value-type="string" calcext:value-type="string">
            <text:p>SMD-06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62R</text:p>
          </table:table-cell>
          <table:table-cell table:style-name="ce2" office:value-type="string" calcext:value-type="string">
            <text:p>63mW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C433,C459,C457,C455,C453,C431,C417,C414,C409,C406,C446,C450</text:p>
          </table:table-cell>
          <table:table-cell table:style-name="ce3" office:value-type="string" calcext:value-type="string">
            <text:p>SMD-060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10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C458,C456,C454,C452,C432,C429,C412,C408,C405</text:p>
          </table:table-cell>
          <table:table-cell table:style-name="ce2" office:value-type="string" calcext:value-type="string">
            <text:p>SMD-060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u</text:p>
          </table:table-cell>
          <table:table-cell table:style-name="ce2" office:value-type="string" calcext:value-type="string">
            <text:p>16V X7R 10%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C448,C445,C444,C442</text:p>
          </table:table-cell>
          <table:table-cell table:style-name="ce3" office:value-type="string" calcext:value-type="string">
            <text:p>SMD-060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470n</text:p>
          </table:table-cell>
          <table:table-cell table:style-name="ce3" office:value-type="string" calcext:value-type="string">
            <text:p>25V X7R 10%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C415,C410,C407,C447,C451</text:p>
          </table:table-cell>
          <table:table-cell table:style-name="ce2" office:value-type="string" calcext:value-type="string">
            <text:p>SMD-060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10n</text:p>
          </table:table-cell>
          <table:table-cell table:style-name="ce2" office:value-type="string" calcext:value-type="string">
            <text:p>50V X7R 10%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C413</text:p>
          </table:table-cell>
          <table:table-cell table:style-name="ce3" office:value-type="string" calcext:value-type="string">
            <text:p>SMD-06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90p</text:p>
          </table:table-cell>
          <table:table-cell table:style-name="ce3" office:value-type="string" calcext:value-type="string">
            <text:p>50V NP0 5%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C411</text:p>
          </table:table-cell>
          <table:table-cell table:style-name="ce2" office:value-type="string" calcext:value-type="string">
            <text:p>SMD-06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n6</text:p>
          </table:table-cell>
          <table:table-cell table:style-name="ce2" office:value-type="string" calcext:value-type="string">
            <text:p>50V X7R 10%</text:p>
          </table:table-cell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C441,C439,C436,C435,C434,C426,C430,C428,C422,C404,C328,C324,C321,C316,C311,C310,C303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10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U402</text:p>
          </table:table-cell>
          <table:table-cell table:style-name="ce2" office:value-type="string" calcext:value-type="string">
            <text:p>IC-LQFP80-P06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C-DAC-ADAU1966</text:p>
          </table:table-cell>
          <table:table-cell table:style-name="ce2" office:value-type="string" calcext:value-type="string">
            <text:p>Analog Devices ADAU1966WBSTZ DAC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U401</text:p>
          </table:table-cell>
          <table:table-cell table:style-name="ce3" office:value-type="string" calcext:value-type="string">
            <text:p>IC-SOT1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DM811ZART</text:p>
          </table:table-cell>
          <table:table-cell table:style-name="ce3" office:value-type="string" calcext:value-type="string">
            <text:p>Analog Devices ADM811ZART Supervisor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U303,U302</text:p>
          </table:table-cell>
          <table:table-cell table:style-name="ce2" office:value-type="string" calcext:value-type="string">
            <text:p>IC-SOT223-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PS7A4501</text:p>
          </table:table-cell>
          <table:table-cell table:style-name="ce2" office:value-type="string" calcext:value-type="string">
            <text:p>Texas Instruments TPS7A4501DCQT low noise regulator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U301</text:p>
          </table:table-cell>
          <table:table-cell table:style-name="ce3" office:value-type="string" calcext:value-type="string">
            <text:p>IC-SOT223-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PS7A4533</text:p>
          </table:table-cell>
          <table:table-cell table:style-name="ce3" office:value-type="string" calcext:value-type="string">
            <text:p>Texas Instruments TPS7A4533DCQT low noise regulator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R422,R418,R402,R302,R301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47R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R421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R420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R419,R102,R101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R417,R416,R415,R414,R413,R412,R410,R409,R408,R407,R406,R405,R401,R216,R217,R218,R211,R212,R213,R208,R209,R210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R309,R306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k2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R311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6k8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R307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k7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R305,R203,R204,R207,R206,R201,R202,R215,R214,R205</text:p>
          </table:table-cell>
          <table:table-cell table:style-name="ce4" office:value-type="string" calcext:value-type="string">
            <text:p>SMD-080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/F</text:p>
          </table:table-cell>
          <table:table-cell table:style-name="ce4" office:value-type="string" calcext:value-type="string">
            <text:p>NOT FITTED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409,P408,P407,P406,P405,P404,P205</text:p>
          </table:table-cell>
          <table:table-cell table:style-name="ce3" office:value-type="string" calcext:value-type="string">
            <text:p>CONN_SIL_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ONN_3x1</text:p>
          </table:table-cell>
          <table:table-cell table:style-name="ce3" office:value-type="string" calcext:value-type="string">
            <text:p>P404-P409 2.54mm pitch pin header (jumper), P205 can wire directly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P304,P303</text:p>
          </table:table-cell>
          <table:table-cell table:style-name="ce2" office:value-type="string" calcext:value-type="string">
            <text:p>CONN-2WAY-2.54mm-3.81mm-SPAC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NN_2x1</text:p>
          </table:table-cell>
          <table:table-cell table:style-name="ce2" office:value-type="string" calcext:value-type="string">
            <text:p>Any 2.54mm <text:s/>or 3.81mm screw terminal eg CamdenBoss CTB0308/2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L403,L402,L401,L302,L301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600R@100MHz</text:p>
          </table:table-cell>
          <table:table-cell table:style-name="ce3" office:value-type="string" calcext:value-type="string">
            <text:p>'=&gt;1A eg Wruth 742792040, TDK MPZ2012S601A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C437,C419,C401,C309,C304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100p</text:p>
          </table:table-cell>
          <table:table-cell table:style-name="ce2" office:value-type="string" calcext:value-type="string">
            <text:p>50V NP0 5%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C425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3" office:value-type="string" calcext:value-type="string">
            <text:p>25V X7R 10%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C329,C326,C322,C314,C313,C305,C318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10n</text:p>
          </table:table-cell>
          <table:table-cell table:style-name="ce2" office:value-type="string" calcext:value-type="string">
            <text:p>50V X7R 10%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C319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C306,C301,C312</text:p>
          </table:table-cell>
          <table:table-cell table:style-name="ce2" office:value-type="string" calcext:value-type="string">
            <text:p>CAP-TH-D8mmP3.5m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20u</text:p>
          </table:table-cell>
          <table:table-cell table:style-name="ce2" office:value-type="string" calcext:value-type="string">
            <text:p>'=&gt;25V eg Panasonic EEU-FC1V221L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P501,P502,P503,P504</text:p>
          </table:table-cell>
          <table:table-cell table:style-name="ce3" office:value-type="string" calcext:value-type="string">
            <text:p>CONN_DIL_2X10_BOX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CONN_02X10</text:p>
          </table:table-cell>
          <table:table-cell table:style-name="ce3" office:value-type="string" calcext:value-type="string">
            <text:p>2x10 2.54mm box header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C421,C325,C402,C418,C424,C438</text:p>
          </table:table-cell>
          <table:table-cell table:style-name="ce2" office:value-type="string" calcext:value-type="string">
            <text:p>CAP-TH-D6.3mmP2.5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220u</text:p>
          </table:table-cell>
          <table:table-cell table:style-name="ce2" office:value-type="string" calcext:value-type="string">
            <text:p>'=&gt;16V eg Panasonic EEU-FR1C221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C449,C443</text:p>
          </table:table-cell>
          <table:table-cell table:style-name="ce3" office:value-type="string" calcext:value-type="string">
            <text:p>CAP-TH-D6.3mmP2.5m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3" office:value-type="string" calcext:value-type="string">
            <text:p>'=&gt;16V eg Panasonic EEU-FR1H470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R303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D305</text:p>
          </table:table-cell>
          <table:table-cell table:style-name="ce3" office:value-type="string" calcext:value-type="string">
            <text:p>DIODE-SOD-1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130LAW-7-F</text:p>
          </table:table-cell>
          <table:table-cell table:style-name="ce3" office:value-type="string" calcext:value-type="string">
            <text:p>Diodes Inc B130LAW-7-F Vf=380mV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R312</text:p>
          </table:table-cell>
          <table:table-cell table:style-name="ce2" office:value-type="string" calcext:value-type="string">
            <text:p>SMD-08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70" calcext:value-type="float">
            <text:p>470</text:p>
          </table:table-cell>
          <table:table-cell table:style-name="ce2"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D309</text:p>
          </table:table-cell>
          <table:table-cell table:style-name="ce3" office:value-type="string" calcext:value-type="string">
            <text:p>SMD-08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ED</text:p>
          </table:table-cell>
          <table:table-cell table:style-name="ce3" office:value-type="string" calcext:value-type="string">
            <text:p>Green or Red 0805 LED eg Avago HSMC-C170</text:p>
          </table:table-cell>
        </table:table-row>
        <table:table-row table:style-name="ro2" table:number-rows-repeated="104852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9:19:16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4T19:19:22.859000000</dc:date>
    <meta:editing-duration>PT3M18S</meta:editing-duration>
    <meta:editing-cycles>4</meta:editing-cycles>
    <meta:generator>LibreOffice/5.0.4.2$Windows_x86 LibreOffice_project/2b9802c1994aa0b7dc6079e128979269cf95bc78</meta:generator>
    <meta:document-statistic meta:table-count="1" meta:cell-count="296" meta:object-count="0"/>
  </office:meta>
</office:document-meta>
</file>